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90700000306F82F8818.svm" manifest:media-type=""/>
  <manifest:file-entry manifest:full-path="Pictures/20000001000001C5000000D41191A7B6.svm" manifest:media-type=""/>
  <manifest:file-entry manifest:full-path="Pictures/10000000000000200000002000309F1C.png" manifest:media-type="image/png"/>
  <manifest:file-entry manifest:full-path="Pictures/2000000100000099000000F23ECEBF7C.svm" manifest:media-type=""/>
  <manifest:file-entry manifest:full-path="Pictures/20000001000004CA0000015F4A7FEC67.svm" manifest:media-type=""/>
  <manifest:file-entry manifest:full-path="Pictures/20000001000000D4000000A13202B11B.svm" manifest:media-type=""/>
  <manifest:file-entry manifest:full-path="Pictures/200000010000014F000000D872528CED.svm" manifest:media-type=""/>
  <manifest:file-entry manifest:full-path="Pictures/2000000C00004F1D00003B5691F26E7B.wmf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omega_H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\omega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omeg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left|{A_v} \right| ,\si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20 \log   \frac{g_m R_L r_{ds}}{R_L+r_{ds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6.094cm" svg:height="3.61cm" svg:x="3.454cm" svg:y="0.68cm">
          <draw:image xlink:href="Pictures/2000000C00004F1D00003B5691F26E7B.wmf" xlink:type="simple" xlink:show="embed" xlink:actuate="onLoad">
            <text:p/>
          </draw:image>
        </draw:frame>
        <draw:frame draw:style-name="gr2" draw:text-style-name="P1" draw:layer="layout" svg:width="0.542cm" svg:height="0.253cm" svg:x="5.574cm" svg:y="4.033cm">
          <draw:image xlink:href="Pictures/20000001000001C5000000D41191A7B6.svm" xlink:type="simple" xlink:show="embed" xlink:actuate="onLoad">
            <text:p/>
          </draw:image>
        </draw:frame>
        <draw:frame draw:style-name="gr3" draw:text-style-name="P1" draw:layer="layout" svg:width="0.401cm" svg:height="0.258cm" svg:x="7.242cm" svg:y="4.03cm">
          <draw:image xlink:href="Pictures/200000010000014F000000D872528CED.svm" xlink:type="simple" xlink:show="embed" xlink:actuate="onLoad">
            <text:p/>
          </draw:image>
        </draw:frame>
        <draw:frame draw:style-name="gr4" draw:text-style-name="P1" draw:layer="layout" svg:width="0.253cm" svg:height="0.192cm" svg:x="9.16cm" svg:y="3.754cm">
          <draw:image xlink:href="Pictures/20000001000000D4000000A13202B11B.svm" xlink:type="simple" xlink:show="embed" xlink:actuate="onLoad">
            <text:p/>
          </draw:image>
        </draw:frame>
        <draw:frame draw:style-name="gr5" draw:text-style-name="P1" draw:layer="layout" svg:width="1.47cm" svg:height="0.42cm" svg:x="3.577cm" svg:y="0.32cm">
          <draw:image xlink:href="Pictures/20000001000004CA0000015F4A7FEC67.svm" xlink:type="simple" xlink:show="embed" xlink:actuate="onLoad">
            <text:p/>
          </draw:image>
        </draw:frame>
        <draw:frame draw:style-name="gr6" draw:text-style-name="P1" draw:layer="layout" svg:width="0.182cm" svg:height="0.289cm" svg:x="3.802cm" svg:y="3.68cm">
          <draw:image xlink:href="Pictures/2000000100000099000000F23ECEBF7C.svm" xlink:type="simple" xlink:show="embed" xlink:actuate="onLoad">
            <text:p/>
          </draw:image>
        </draw:frame>
        <draw:frame draw:style-name="gr7" draw:text-style-name="P1" draw:layer="layout" svg:width="2.772cm" svg:height="0.928cm" svg:x="1.262cm" svg:y="1.065cm">
          <draw:image xlink:href="Pictures/200000010000090700000306F82F8818.svm" xlink:type="simple" xlink:show="embed" xlink:actuate="onLoad">
            <text:p/>
          </draw:image>
        </draw:frame>
        <draw:line draw:style-name="gr8" draw:text-style-name="P1" draw:layer="layout" svg:x1="5.802cm" svg:y1="1.568cm" svg:x2="5.802cm" svg:y2="3.83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2-08T11:11:06</meta:creation-date>
    <meta:editing-duration>PT17M3S</meta:editing-duration>
    <meta:editing-cycles>6</meta:editing-cycles>
    <meta:generator>LibreOffice/3.3$Linux LibreOffice_project/330m19$Build-401</meta:generator>
    <dc:title>kkkFigures</dc:title>
    <meta:initial-creator>kkk </meta:initial-creator>
    <dc:date>2014-07-10T11:41:43</dc:date>
    <dc:creator>kkk </dc:creator>
    <meta:document-statistic meta:object-count="8"/>
    <meta:template xlink:type="simple" xlink:actuate="onRequest" xlink:title="kkkFigures" xlink:href="../../../../.libreoffice/3/user/template/kkkFigures.otg" meta:date="2014-02-08T11:11:06"/>
  </office:meta>
</office:document-meta>
</file>